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reshold</text:p>
            <draw:frame table:end-cell-address="Sheet1.H20" table:end-x="0.656cm" table:end-y="0.42cm" draw:z-index="0" draw:style-name="gr1" svg:width="19cm" svg:height="9cm" svg:x="0cm" svg:y="0cm">
              <draw:object draw:notify-on-update-of-ranges="Sheet1.A2:Sheet1.A41 Sheet1.B1:Sheet1.B1 Sheet1.B2:Sheet1.B41 Sheet1.C1:Sheet1.C1 Sheet1.C2:Sheet1.C41 Sheet1.D1:Sheet1.D1 Sheet1.D2:Sheet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Features matched</text:p>
          </table:table-cell>
          <table:table-cell office:value-type="string">
            <text:p>Features not matched</text:p>
          </table:table-cell>
          <table:table-cell office:value-type="string">
            <text:p>False positiv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7">
            <text:p>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9.5cm" style:num-format="1" style:print-orientation="portrait" fo:margin-top="0.101cm" fo:margin-bottom="0.101cm" fo:margin-left="0.101cm" fo:margin-right="0.101cm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/04/2012</text:date>, <text:time>10:4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4T10:45:10.57</dc:date>
    <dc:creator>Ben Meadows</dc:creator>
    <meta:generator>OpenOffice.org/3.2$Win32 OpenOffice.org_project/320m18$Build-9502</meta:generator>
    <meta:editing-duration>PT09H11M22S</meta:editing-duration>
    <meta:editing-cycles>4</meta:editing-cycles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9.001cm" xlink:href=".." chart:class="chart:line" chart:style-name="ch1">
        <chart:legend chart:legend-position="end" svg:x="15.193cm" svg:y="3.765cm" chart:style-name="ch2"/>
        <chart:plot-area chart:style-name="ch3" table:cell-range-address="Sheet1.A1:Sheet1.D41" chart:data-source-has-labels="both" svg:x="0.559cm" svg:y="0.18cm" svg:width="14.255cm" svg:height="8.482cm">
          <chart:axis chart:dimension="x" chart:name="primary-x" chart:style-name="ch4">
            <chart:title svg:x="7.245cm" svg:y="8.24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381cm" svg:y="4.41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5">
                <text:p text:id="Sheet1.B2:Sheet1.B41">45</text:p>
              </table:table-cell>
              <table:table-cell office:value-type="float" office:value="0">
                <text:p text:id="Sheet1.C2:Sheet1.C41">0</text:p>
              </table:table-cell>
              <table:table-cell office:value-type="float" office:value="774">
                <text:p text:id="Sheet1.D2:Sheet1.D41">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